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3a5f8b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06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draw:fit-to-size="false" fo:min-height="1.867cm" fo:min-width="3.56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Dashed_20__28_var_29__20_4" svg:stroke-width="0.106cm" svg:stroke-color="#000000" draw:marker-end="msArrowOpen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_20_5" svg:stroke-width="0.071cm" svg:stroke-color="#000000" draw:marker-end="msArrowOpenEnd_20_5" draw:marker-end-width="0.319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pr1" style:family="presentation" style:parent-style-name="Title_20_Slide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(" style:num-suffix=")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ounded Rectangle 3" draw:style-name="gr1" draw:text-style-name="P2" draw:layer="layout" svg:width="14.392cm" svg:height="4.444cm" svg:x="5.08cm" svg:y="1.693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>Interne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2" draw:text-style-name="P3" draw:layer="layout" svg:width="4.444cm" svg:height="1.481cm" svg:x="6.562cm" svg:y="2.54cm">
          <text:p text:style-name="P1"><text:span text:style-name="T1">Root </text:span></text:p>
          <text:p text:style-name="P1"><text:span text:style-name="T1">DNS Serv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2" draw:text-style-name="P3" draw:layer="layout" svg:width="4.444cm" svg:height="1.481cm" svg:x="13.758cm" svg:y="2.54cm">
          <text:p text:style-name="P1"><text:span text:style-name="T1">.com</text:span></text:p>
          <text:p text:style-name="P1"><text:span text:style-name="T1">DNS Serv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7" draw:style-name="gr2" draw:text-style-name="P3" draw:layer="layout" svg:width="4.656cm" svg:height="2.116cm" svg:x="10.076cm" svg:y="7.874cm">
          <text:p text:style-name="P1"><text:span text:style-name="T1">Gatew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3" draw:layer="layout" svg:width="4.656cm" svg:height="3.174cm" svg:x="13.886cm" svg:y="12.574cm">
          <text:p text:style-name="P1"><text:span text:style-name="T1">User</text:span></text:p>
          <text:p text:style-name="P1"><text:span text:style-name="T1">192.168.0.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3" draw:layer="layout" svg:width="4.656cm" svg:height="3.174cm" svg:x="5.08cm" svg:y="12.574cm">
          <text:p text:style-name="P1"><text:span text:style-name="T1">DNS server (Apollo)</text:span></text:p>
          <text:p text:style-name="P1"><text:span text:style-name="T1">192.168.0.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3" draw:text-style-name="P4" draw:layer="layout" svg:x1="7.408cm" svg:y1="11.218cm" svg:x2="16.427cm" svg:y2="11.218cm">
          <text:p/>
        </draw:line>
        <draw:line draw:name="Straight Connector 14" draw:style-name="gr3" draw:text-style-name="P4" draw:layer="layout" svg:x1="7.408cm" svg:y1="11.303cm" svg:x2="7.409cm" svg:y2="12.573cm">
          <text:p/>
        </draw:line>
        <draw:line draw:name="Straight Connector 17" draw:style-name="gr3" draw:text-style-name="P4" draw:layer="layout" svg:x1="16.427cm" svg:y1="11.218cm" svg:x2="16.427cm" svg:y2="12.573cm">
          <text:p/>
        </draw:line>
        <draw:line draw:name="Straight Connector 18" draw:style-name="gr3" draw:text-style-name="P4" draw:layer="layout" svg:x1="12.277cm" svg:y1="9.99cm" svg:x2="12.277cm" svg:y2="11.218cm">
          <text:p/>
        </draw:line>
        <draw:line draw:name="Straight Connector 22" draw:style-name="gr3" draw:text-style-name="P4" draw:layer="layout" svg:x1="12.276cm" svg:y1="6.138cm" svg:x2="12.277cm" svg:y2="7.874cm">
          <text:p/>
        </draw:line>
        <draw:custom-shape draw:name="Rectangle 7" draw:style-name="gr4" draw:text-style-name="P5" draw:layer="layout" svg:width="4.064cm" svg:height="2.116cm" svg:x="20.32cm" svg:y="3.048cm">
          <text:p text:style-name="P1"><text:span text:style-name="T1">Attacker</text:span></text:p>
          <text:p text:style-name="P1"><text:span text:style-name="T1">203.0.113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4.318cm" svg:height="0.962cm" svg:x="12.148cm" svg:y="7.013cm">
          <draw:text-box>
            <text:p>203.0.113.10</text:p>
          </draw:text-box>
        </draw:frame>
        <draw:frame draw:style-name="gr6" draw:text-style-name="P6" draw:layer="layout" svg:width="4.318cm" svg:height="0.962cm" svg:x="12.192cm" svg:y="9.906cm">
          <draw:text-box>
            <text:p>192.168.0.1</text:p>
          </draw:text-box>
        </draw:frame>
        <draw:line draw:style-name="gr7" draw:text-style-name="P7" draw:layer="layout" svg:x1="19.472cm" svg:y1="4.064cm" svg:x2="20.32cm" svg:y2="4.064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custom-shape draw:name="Rounded Rectangle 3" draw:style-name="gr1" draw:text-style-name="P2" draw:layer="layout" svg:width="14.392cm" svg:height="4.444cm" svg:x="5.08cm" svg:y="1.693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>Interne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2" draw:text-style-name="P3" draw:layer="layout" svg:width="4.444cm" svg:height="1.481cm" svg:x="6.562cm" svg:y="2.54cm">
          <text:p text:style-name="P1"><text:span text:style-name="T1">Root </text:span></text:p>
          <text:p text:style-name="P1"><text:span text:style-name="T1">DNS Serv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2" draw:text-style-name="P3" draw:layer="layout" svg:width="4.444cm" svg:height="1.481cm" svg:x="13.758cm" svg:y="2.54cm">
          <text:p text:style-name="P1"><text:span text:style-name="T1">.com</text:span></text:p>
          <text:p text:style-name="P1"><text:span text:style-name="T1">DNS Serv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7" draw:style-name="gr2" draw:text-style-name="P3" draw:layer="layout" svg:width="4.656cm" svg:height="2.116cm" svg:x="9.948cm" svg:y="8.467cm">
          <text:p text:style-name="P1"><text:span text:style-name="T1">Gateway</text:span></text:p>
          <text:p text:style-name="P1"><text:span text:style-name="T1">192.168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3" draw:layer="layout" svg:width="4.656cm" svg:height="3.174cm" svg:x="17.78cm" svg:y="12.277cm">
          <text:p text:style-name="P1"><text:span text:style-name="T1">User</text:span></text:p>
          <text:p text:style-name="P1"><text:span text:style-name="T1">192.168.0.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3" draw:layer="layout" svg:width="4.656cm" svg:height="3.174cm" svg:x="2.54cm" svg:y="12.277cm">
          <text:p text:style-name="P1"><text:span text:style-name="T1">Attacker</text:span></text:p>
          <text:p text:style-name="P1"><text:span text:style-name="T1">192.168.0.2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3" draw:layer="layout" svg:width="4.656cm" svg:height="3.174cm" svg:x="9.948cm" svg:y="12.277cm">
          <text:p text:style-name="P1"><text:span text:style-name="T1">DNS server (Apollo)</text:span></text:p>
          <text:p text:style-name="P1"><text:span text:style-name="T1">192.168.0.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3" draw:text-style-name="P4" draw:layer="layout" svg:x1="5.08cm" svg:y1="11.218cm" svg:x2="20.32cm" svg:y2="11.219cm">
          <text:p/>
        </draw:line>
        <draw:line draw:name="Straight Connector 14" draw:style-name="gr3" draw:text-style-name="P4" draw:layer="layout" svg:x1="12.276cm" svg:y1="11.006cm" svg:x2="12.277cm" svg:y2="12.276cm">
          <text:p/>
        </draw:line>
        <draw:line draw:name="Straight Connector 16" draw:style-name="gr3" draw:text-style-name="P4" draw:layer="layout" svg:x1="5.08cm" svg:y1="11.218cm" svg:x2="5.081cm" svg:y2="12.276cm">
          <text:p/>
        </draw:line>
        <draw:line draw:name="Straight Connector 17" draw:style-name="gr3" draw:text-style-name="P4" draw:layer="layout" svg:x1="20.32cm" svg:y1="11.218cm" svg:x2="20.321cm" svg:y2="12.276cm">
          <text:p/>
        </draw:line>
        <draw:line draw:name="Straight Connector 18" draw:style-name="gr3" draw:text-style-name="P4" draw:layer="layout" svg:x1="12.276cm" svg:y1="10.583cm" svg:x2="12.277cm" svg:y2="11.218cm">
          <text:p/>
        </draw:line>
        <draw:line draw:name="Straight Connector 22" draw:style-name="gr3" draw:text-style-name="P4" draw:layer="layout" svg:x1="12.276cm" svg:y1="6.138cm" svg:x2="12.277cm" svg:y2="8.466cm">
          <text:p/>
        </draw:line>
        <draw:custom-shape draw:name="Curved Connector 26" draw:style-name="gr9" draw:text-style-name="P4" draw:layer="layout" svg:width="0.034cm" svg:height="15.239cm" draw:transform="rotate (1.5707963267949) translate (4.884cm 15.469cm)">
          <text:p/>
          <draw:enhanced-geometry draw:mirror-horizontal="true" draw:mirror-vertical="false" draw:text-areas="0 0 ?f5 ?f6" svg:viewBox="0 0 0 0" draw:type="ooxml-curvedConnector3" draw:modifiers="432370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30" draw:style-name="gr10" draw:text-style-name="P10" draw:layer="layout" svg:width="2.548cm" svg:height="1.775cm" svg:x="15.043cm" svg:y="11.853cm">
          <text:list text:style-name="L4">
            <text:list-item>
              <text:p text:style-name="P9"><text:span text:style-name="T2">DNS</text:span></text:p>
            </text:list-item>
          </text:list>
          <text:p text:style-name="P9"><text:span text:style-name="T2">qu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2" draw:style-name="gr11" draw:text-style-name="P4" draw:layer="layout" svg:width="3.174cm" svg:height="0.001cm" svg:x="14.605cm" svg:y="13.5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9" draw:style-name="gr10" draw:text-style-name="P10" draw:layer="layout" svg:width="2.853cm" svg:height="1.775cm" svg:x="14.831cm" svg:y="14.393cm">
          <text:p text:style-name="P9"><text:span text:style-name="T2">(3) DNS</text:span></text:p>
          <text:p text:style-name="P9"><text:span text:style-name="T2">respon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1" draw:style-name="gr11" draw:text-style-name="P4" draw:layer="layout" svg:width="3.174cm" svg:height="0.001cm" svg:x="14.605cm" svg:y="14.6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3" draw:style-name="gr12" draw:text-style-name="P10" draw:layer="layout" svg:width="8.677cm" svg:height="1.013cm" svg:x="9.525cm" svg:y="16.933cm">
          <text:p text:style-name="P9"><text:span text:style-name="T2">(2) Spoofed DNS respon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custom-shape draw:name="Rounded Rectangle 3" draw:style-name="gr1" draw:text-style-name="P2" draw:layer="layout" svg:width="14.392cm" svg:height="4.444cm" svg:x="5.08cm" svg:y="1.693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>Interne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2" draw:text-style-name="P3" draw:layer="layout" svg:width="4.444cm" svg:height="1.481cm" svg:x="6.562cm" svg:y="2.54cm">
          <text:p text:style-name="P1"><text:span text:style-name="T1">Root </text:span></text:p>
          <text:p text:style-name="P1"><text:span text:style-name="T1">DNS Serv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2" draw:text-style-name="P3" draw:layer="layout" svg:width="4.444cm" svg:height="1.481cm" svg:x="13.758cm" svg:y="2.54cm">
          <text:p text:style-name="P1"><text:span text:style-name="T1">.com</text:span></text:p>
          <text:p text:style-name="P1"><text:span text:style-name="T1">DNS Serv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7" draw:style-name="gr2" draw:text-style-name="P3" draw:layer="layout" svg:width="4.656cm" svg:height="1.904cm" svg:x="9.948cm" svg:y="8.678cm">
          <text:p text:style-name="P1"><text:span text:style-name="T1">Gateway</text:span></text:p>
          <text:p text:style-name="P1"><text:span text:style-name="T1">192.168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3" draw:layer="layout" svg:width="4.656cm" svg:height="3.174cm" svg:x="17.78cm" svg:y="12.277cm">
          <text:p text:style-name="P1"><text:span text:style-name="T1">User</text:span></text:p>
          <text:p text:style-name="P1"><text:span text:style-name="T1">192.168.0.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3" draw:layer="layout" svg:width="4.656cm" svg:height="3.174cm" svg:x="2.54cm" svg:y="12.277cm">
          <text:p text:style-name="P1"><text:span text:style-name="T1">Attacker</text:span></text:p>
          <text:p text:style-name="P1"><text:span text:style-name="T1">192.168.0.2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3" draw:layer="layout" svg:width="4.656cm" svg:height="3.174cm" svg:x="9.948cm" svg:y="12.277cm">
          <text:p text:style-name="P1"><text:span text:style-name="T1">DNS server (Apollo)</text:span></text:p>
          <text:p text:style-name="P1"><text:span text:style-name="T1">192.168.0.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3" draw:text-style-name="P4" draw:layer="layout" svg:x1="5.08cm" svg:y1="11.218cm" svg:x2="20.32cm" svg:y2="11.219cm">
          <text:p/>
        </draw:line>
        <draw:line draw:name="Straight Connector 14" draw:style-name="gr3" draw:text-style-name="P4" draw:layer="layout" svg:x1="12.276cm" svg:y1="11.006cm" svg:x2="12.277cm" svg:y2="12.276cm">
          <text:p/>
        </draw:line>
        <draw:line draw:name="Straight Connector 16" draw:style-name="gr3" draw:text-style-name="P4" draw:layer="layout" svg:x1="5.08cm" svg:y1="11.218cm" svg:x2="5.081cm" svg:y2="12.276cm">
          <text:p/>
        </draw:line>
        <draw:line draw:name="Straight Connector 17" draw:style-name="gr3" draw:text-style-name="P4" draw:layer="layout" svg:x1="20.32cm" svg:y1="11.218cm" svg:x2="20.321cm" svg:y2="12.276cm">
          <text:p/>
        </draw:line>
        <draw:line draw:name="Straight Connector 18" draw:style-name="gr3" draw:text-style-name="P4" draw:layer="layout" svg:x1="12.276cm" svg:y1="10.583cm" svg:x2="12.277cm" svg:y2="11.218cm">
          <text:p/>
        </draw:line>
        <draw:line draw:name="Straight Connector 22" draw:style-name="gr3" draw:text-style-name="P4" draw:layer="layout" svg:x1="12.276cm" svg:y1="6.138cm" svg:x2="12.277cm" svg:y2="8.678cm">
          <text:p/>
        </draw:line>
        <draw:custom-shape draw:name="TextBox 30" draw:style-name="gr10" draw:text-style-name="P10" draw:layer="layout" svg:width="2.548cm" svg:height="1.775cm" svg:x="15.043cm" svg:y="11.853cm">
          <text:list text:style-name="L4">
            <text:list-item>
              <text:p text:style-name="P9"><text:span text:style-name="T2">DNS</text:span></text:p>
            </text:list-item>
          </text:list>
          <text:p text:style-name="P9"><text:span text:style-name="T2">qu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2" draw:style-name="gr11" draw:text-style-name="P4" draw:layer="layout" svg:width="3.174cm" svg:height="0.001cm" svg:x="14.605cm" svg:y="13.5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1" draw:style-name="gr11" draw:text-style-name="P4" draw:layer="layout" svg:width="3.174cm" svg:height="0.001cm" svg:x="14.605cm" svg:y="14.6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3" draw:style-name="gr12" draw:text-style-name="P10" draw:layer="layout" svg:width="8.677cm" svg:height="1.013cm" svg:x="9.525cm" svg:y="16.933cm">
          <text:p text:style-name="P9"><text:span text:style-name="T2">(3) Spoofed DNS respon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5" draw:style-name="gr13" draw:text-style-name="P4" draw:layer="layout" svg:width="4.444cm" svg:height="3.386cm" draw:transform="rotate (1.5707963267949) translate (10.16cm 8.678cm)">
          <text:p/>
          <draw:enhanced-geometry draw:mirror-horizontal="true" draw:mirror-vertical="false" draw:text-areas="0 0 ?f2 ?f3" svg:viewBox="0 0 0 0" draw:type="ooxml-bentConnector3" draw:modifiers="935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23" draw:style-name="gr11" draw:text-style-name="P4" draw:layer="layout" svg:width="4.656cm" svg:height="2.962cm" draw:transform="rotate (1.5707963267949) translate (7.197cm 8.678cm)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33" draw:style-name="gr10" draw:text-style-name="P10" draw:layer="layout" svg:width="2.442cm" svg:height="1.775cm" svg:x="7.639cm" svg:y="6.35cm">
          <text:p text:style-name="P9"><text:span text:style-name="T2">(2) DNS</text:span></text:p>
          <text:p text:style-name="P9"><text:span text:style-name="T2">qu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10" draw:text-style-name="P10" draw:layer="layout" svg:width="5.706cm" svg:height="1.775cm" svg:x="13.791cm" svg:y="6.562cm">
          <text:p text:style-name="P9"><text:span text:style-name="T2">(4) DNS</text:span></text:p>
          <text:p text:style-name="P9"><text:span text:style-name="T2">Legitimate respon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53" draw:style-name="gr9" draw:text-style-name="P4" draw:layer="layout" svg:width="7.39cm" svg:height="0.017cm" svg:x="4.886cm" svg:y="15.434cm">
          <text:p/>
          <draw:enhanced-geometry draw:mirror-horizontal="false" draw:mirror-vertical="false" draw:text-areas="0 0 ?f10 ?f11" svg:viewBox="0 0 0 0" draw:type="ooxml-curvedConnector4" draw:modifiers="4132 7856693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ellipsoid" draw:cx="50%" draw:cy="50%" draw:start-color="#e0e8f5" draw:end-color="#9ab4e4" draw:start-intensity="100%" draw:end-intensity="100%" draw:angle="9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ect" draw:dots2="1" draw:dots2-length="0.424cm" draw:distance="0.318cm"/>
    <draw:stroke-dash draw:name="Dashed_20__28_var_29__20_5" draw:display-name="Dashed (var) 5" draw:style="rect" draw:dots1="1" draw:dots1-length="0.071cm" draw:distance="0.07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8-01-08">1/8/18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fthomps</meta:initial-creator>
    <meta:editing-cycles>7</meta:editing-cycles>
    <meta:creation-date>2006-08-16T00:00:00</meta:creation-date>
    <dc:date>2018-01-08T16:26:10.249140120</dc:date>
    <meta:editing-duration>PT5H54M44S</meta:editing-duration>
    <meta:generator>LibreOffice/5.1.6.2$Linux_X86_64 LibreOffice_project/10m0$Build-2</meta:generator>
    <meta:document-statistic meta:object-count="8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